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sionIPC Script</text:p>
      <text:p text:style-name="Subtitle">Phil Terry &lt;<text:a xlink:type="simple" xlink:href="mailto:pterry@vmetro.com">pterry@vmetro.com</text:a>&gt;</text:p>
      <text:h text:style-name="Heading_20_1" text:outline-level="1">Introduction</text:h>
      <text:p text:style-name="Text_20_body">This application note describes a simple bash script which together with the Vmetro framework application, “frmwrk,” and some simple assumptions about the networking of the nodes in the chassis demonstrates a very simple program which embodies most if not all of the functionality required in a real application.</text:p>
      <text:p text:style-name="Text_20_body">The script, called “ghd” in honor of Larry the Cable Guy, generates a number of framework scripts which it then distributes to the nodes in the chassis using “scp” and then invokes the framework application to execute each of those scripts again using the same framework application.</text:p>
      <text:p text:style-name="Text_20_body">The framework application is using a simple “copy” function as its “signal processing” function.</text:p>
      <text:p text:style-name="Text_20_body">The ghd script, which is a shell script, is configured by editing a trio of array variables. Each array variable has respectively a node's IP address, IP Fusion Name and a userid for ssh login to the node.</text:p>
      <text:p text:style-name="Text_20_body">You can define these arrays from 1 to n nodes.</text:p>
      <text:p text:style-name="Text_20_body">Each node has an in buffer and an out buffer and uses a simple copy function to copy the inbuffer to the outbuffer. It has a “go” event to trigger the DMA'ing of new data into its in buffer from somewhere and the DMA'ing of its output buffer to somewhere.</text:p>
      <text:p text:style-name="Text_20_body">For each node, somewhere, is the master node which has a corresponding buffer for each of the other nodes as well as a pair for itself. The master node is simply the first node listed in the arrays.</text:p>
      <text:p text:style-name="Text_20_body">Each node, including the master, uses its DMA engine to copy its out buffer to the somewhere in buffer.</text:p>
      <text:p text:style-name="Text_20_body">The master node uses its DMA engine to copy all of the out buffers to each of the input buffers on the other nodes, including itself.</text:p>
      <text:p text:style-name="Text_20_body">The result of this script being executed is therefore a simple indefinite circulation of the buffers:</text:p>
      <text:list text:style-name="L1">
        <text:list-item>
          <text:p text:style-name="P1">from master's &lt;node&gt;_out buffer to node's &lt;node&gt;_in buffer by master's DMA</text:p>
        </text:list-item>
        <text:list-item>
          <text:p text:style-name="P1">from node's &lt;node&gt;_in to node's &lt;node&gt;_out by node's processor copying</text:p>
        </text:list-item>
        <text:list-item>
          <text:p text:style-name="P1">from node's &lt;node&gt;_out to master's &lt;node&gt;_in by node's DMA</text:p>
        </text:list-item>
        <text:list-item>
          <text:p text:style-name="P1">from master's &lt;node&gt;_in to master's &lt;node&gt;_out by master's processor copying</text:p>
        </text:list-item>
      </text:list>
      <text:h text:style-name="Heading_20_1" text:outline-level="1">Networking Assumptions</text:h>
      <text:p text:style-name="Text_20_body">It is assumed that each processor powers up into a standalone Linux compute node and that the FusionIPC driver is installed on each node.</text:p>
      <text:p text:style-name="Text_20_body">It is assumed that one of the processors assumes, presumably because of being sys_con in the chassis, a DHCP server mode and that all other nodes are DHCP clients. It is assumed that the addresses allocated include those listed in the ghd script.</text:p>
      <text:p text:style-name="Text_20_body">We do not assume that the chassis networking between nodes is the rionet of the RapidIO backplane though this will usually be the case. It could also be an Ethernet <text:s/>backplane or front or rear panel connected Ethernet network.</text:p>
      <text:p text:style-name="Text_20_body">It is assumed that all nodes listed in the ghd script are connected on a RapidIO backplane with support for DMA.</text:p>
      <text:h text:style-name="Heading_20_1" text:outline-level="1">Features Demonstrated</text:h>
      <text:p text:style-name="Text_20_body">Although this is a very simple example all of the major components required by a signal processing application are used in this example, albeit in a simple manner.</text:p>
      <text:p text:style-name="Text_20_body">SMB's are allocated, bound to each other with multiple DMA engines, controlled by a set of distributed events, SMBs are mapped to application space and the pipeline features of the framework application are shown.</text:p>
      <text:p text:style-name="Text_20_body">The master invocation of the copy function demonstrates the flexibility of polymorphic functions and how simply they are setup and used by the framework application.</text:p>
      <text:p text:style-name="Text_20_body">To coordinate the setup by the master node the use of distributed synchronization objects is shown.</text:p>
      <text:p text:style-name="Text_20_body">The distribution of configuration data, the framework scripts, via the ssh scp program and invocation of the remote application instances on those scripts via ssh is shown.</text:p>
      <text:p text:style-name="Text_20_body">In a more realistic program the only features which will be expanded upon is simply more of the same. There would be:</text:p>
      <text:list text:style-name="L2">
        <text:list-item>
          <text:p text:style-name="P2">multiple binds per SMB to more than one destination, the distributed corner turn,</text:p>
        </text:list-item>
        <text:list-item>
          <text:p text:style-name="P2">finer grain control by more events named amongst those binds,</text:p>
        </text:list-item>
        <text:list-item>
          <text:p text:style-name="P2">more scientific processing functions registered by the framework application instances, rather than the example copy function,</text:p>
        </text:list-item>
        <text:list-item>
          <text:p text:style-name="P2">more maps per SMB for functional differentiation,</text:p>
        </text:list-item>
        <text:list-item>
          <text:p text:style-name="P2">etc.</text:p>
        </text:list-item>
      </text:list>
      <text:h text:style-name="Heading_20_1" text:outline-level="1">The ghd script</text:h>
      <text:p text:style-name="Text_20_body">Here is the ghd script</text:p>
      <text:p text:style-name="Preformatted_20_Text">#!/bin/bash</text:p>
      <text:p text:style-name="Preformatted_20_Text">while getopts :pude OPT; do</text:p>
      <text:p text:style-name="Preformatted_20_Text"><text:s text:c="4"/>case $OPT in</text:p>
      <text:p text:style-name="Preformatted_20_Text"><text:tab/>p|+p)</text:p>
      <text:p text:style-name="Preformatted_20_Text"><text:tab/> <text:s text:c="3"/>dopipe=yes</text:p>
      <text:p text:style-name="Preformatted_20_Text"><text:tab/> <text:s text:c="3"/>;;</text:p>
      <text:p text:style-name="Preformatted_20_Text"><text:tab/>u|+u)</text:p>
      <text:p text:style-name="Preformatted_20_Text"><text:tab/> <text:s text:c="3"/>dounixpipe=yes</text:p>
      <text:p text:style-name="Preformatted_20_Text"><text:tab/> <text:s text:c="3"/>;;</text:p>
      <text:p text:style-name="Preformatted_20_Text"><text:tab/>d|+d)</text:p>
      <text:p text:style-name="Preformatted_20_Text"><text:tab/> <text:s text:c="3"/>dodist=yes</text:p>
      <text:p text:style-name="Preformatted_20_Text"><text:tab/> <text:s text:c="3"/>;;</text:p>
      <text:p text:style-name="Preformatted_20_Text"><text:tab/>e|+e)</text:p>
      <text:p text:style-name="Preformatted_20_Text"><text:tab/> <text:s text:c="3"/>doexec=yes</text:p>
      <text:p text:style-name="Preformatted_20_Text"><text:tab/> <text:s text:c="3"/>;;</text:p>
      <text:p text:style-name="Preformatted_20_Text"><text:tab/>*)</text:p>
      <text:p text:style-name="Preformatted_20_Text"><text:tab/> <text:s text:c="3"/>echo "usage: ${0##*/} [+-p] [+-d] [+-e] [--] ARGS..."</text:p>
      <text:p text:style-name="Preformatted_20_Text"><text:tab/> <text:s text:c="3"/>exit 2</text:p>
      <text:p text:style-name="Preformatted_20_Text"><text:s text:c="4"/>esac</text:p>
      <text:p text:style-name="Preformatted_20_Text">done</text:p>
      <text:p text:style-name="Preformatted_20_Text">shift $[ OPTIND - 1 ]</text:p>
      <text:p text:style-name="Preformatted_20_Text"/>
      <text:p text:style-name="Preformatted_20_Text"># Customize your script by editing the following lines</text:p>
      <text:p text:style-name="Preformatted_20_Text">#=====================================================</text:p>
      <text:p text:style-name="Preformatted_20_Text"># Which backend drivers to use for fabric and DMA.</text:p>
      <text:p text:style-name="Preformatted_20_Text">fabric_name=vfi_fabric_rionet</text:p>
      <text:p text:style-name="Preformatted_20_Text">dma_name=vfi_dma_rio</text:p>
      <text:p text:style-name="Preformatted_20_Text"># Create a one to one corresponding list of IP addresses and host names</text:p>
      <text:p text:style-name="Preformatted_20_Text"># The host names don't need to be DNS names but are used to name locations</text:p>
      <text:p text:style-name="Preformatted_20_Text"># within FusionIPC</text:p>
      <text:p text:style-name="Preformatted_20_Text"># This is a simple 2 host example.</text:p>
      <text:p text:style-name="Preformatted_20_Text">hosts=(192.168.0.86 192.168.0.108)</text:p>
      <text:p text:style-name="Preformatted_20_Text">hostnames=(eightsix oneoeight)</text:p>
      <text:p text:style-name="Preformatted_20_Text"># List the one to one corresponding ssh logins for each host.</text:p>
      <text:p text:style-name="Preformatted_20_Text">user=(phil phil)</text:p>
      <text:p text:style-name="Preformatted_20_Text">#======================================================</text:p>
      <text:p text:style-name="Preformatted_20_Text"># You should not need to edit anything else in this file</text:p>
      <text:p text:style-name="Preformatted_20_Text"/>
      <text:p text:style-name="Preformatted_20_Text"># The first host listed is assumed to be the "master" which orchestrates </text:p>
      <text:p text:style-name="Preformatted_20_Text"># everyone else.</text:p>
      <text:p text:style-name="Preformatted_20_Text">echo "I am $hostnames ($hosts)"</text:p>
      <text:p text:style-name="Preformatted_20_Text"/>
      <text:p text:style-name="Preformatted_20_Text"># Build initial section of masters script file.</text:p>
      <text:p text:style-name="Preformatted_20_Text">echo "# Build the host name tables" &gt; $hostnames.fil</text:p>
      <text:p text:style-name="Preformatted_20_Text">echo "location_create://fabric#1:1?default_ops(private),fabric_name($fabric_name),dma_name($dma_name)" &gt;&gt; $hostnames.fil</text:p>
      <text:p text:style-name="Preformatted_20_Text">echo "location_create://${hostnames}.fabric#1:1?default_ops(private)" &gt;&gt; $hostnames.fil</text:p>
      <text:p text:style-name="Preformatted_20_Text"/>
      <text:p text:style-name="Preformatted_20_Text"># Now create the list of hosts in master file and the initital scripts for the hosts</text:p>
      <text:p text:style-name="Preformatted_20_Text">host=1</text:p>
      <text:p text:style-name="Preformatted_20_Text">while [ $host -lt ${#hosts[*]} ]; do</text:p>
      <text:p text:style-name="Preformatted_20_Text"><text:s text:c="4"/>echo ${hostnames[$host]} is ${hosts[$host]}</text:p>
      <text:p text:style-name="Preformatted_20_Text"><text:s text:c="4"/>echo "location_create://${hostnames[$host]}.fabric#$[ host + 1]?default_ops(public)" &gt;&gt; $hostnames.fil</text:p>
      <text:p text:style-name="Preformatted_20_Text"/>
      <text:p text:style-name="Preformatted_20_Text"><text:s text:c="4"/>echo "# Register ourselves on the fabric" &gt; ${hostnames[$host]}.fil</text:p>
      <text:p text:style-name="Preformatted_20_Text"><text:s text:c="4"/>echo "location_find://fabric?default_ops(public),fabric_name($fabric_name),dma_name($dma_name),wait" &gt;&gt; ${hostnames[$host]}.fil</text:p>
      <text:p text:style-name="Preformatted_20_Text"><text:s text:c="4"/>echo "location_find://${hostnames[$host]}.fabric?wait" &gt;&gt; ${hostnames[$host]}.fil</text:p>
      <text:p text:style-name="Preformatted_20_Text"><text:s text:c="4"/>echo "" &gt;&gt; ${hostnames[$host]}.fil</text:p>
      <text:p text:style-name="Preformatted_20_Text"><text:s text:c="4"/>echo "# Tell $hostnames we are ready" &gt;&gt; ${hostnames[$host]}.fil</text:p>
      <text:p text:style-name="Preformatted_20_Text"><text:s text:c="4"/>echo "sync_wait://ready.${hostnames}.fabric?wait" &gt;&gt; ${hostnames[$host]}.fil</text:p>
      <text:p text:style-name="Preformatted_20_Text"><text:s text:c="4"/>echo "" &gt;&gt; ${hostnames[$host]}.fil</text:p>
      <text:p text:style-name="Preformatted_20_Text"><text:s text:c="4"/>echo "# Wait till ${hostnames} has created everything for us" &gt;&gt; ${hostnames[$host]}.fil</text:p>
      <text:p text:style-name="Preformatted_20_Text"><text:s text:c="4"/>echo "sync_wait://go.${hostnames}.fabric?wait" &gt;&gt; ${hostnames[$host]}.fil</text:p>
      <text:p text:style-name="Preformatted_20_Text"><text:s text:c="4"/></text:p>
      <text:p text:style-name="Preformatted_20_Text"><text:s text:c="4"/>host=$[ host + 1 ]</text:p>
      <text:p text:style-name="Preformatted_20_Text">done</text:p>
      <text:p text:style-name="Preformatted_20_Text"/>
      <text:p text:style-name="Preformatted_20_Text"># Finish off the master file.</text:p>
      <text:p text:style-name="Preformatted_20_Text">echo "" &gt;&gt; $hostnames.fil</text:p>
      <text:p text:style-name="Preformatted_20_Text">echo "# Create the sync points we will need" &gt;&gt; $hostnames.fil</text:p>
      <text:p text:style-name="Preformatted_20_Text">echo "sync_create://go.${hostnames}.fabric#${#hosts[*]}" &gt;&gt; $hostnames.fil</text:p>
      <text:p text:style-name="Preformatted_20_Text">echo "sync_create://ready.${hostnames}.fabric#${#hosts[*]}" &gt;&gt; $hostnames.fil</text:p>
      <text:p text:style-name="Preformatted_20_Text">echo "" &gt;&gt; $hostnames.fil</text:p>
      <text:p text:style-name="Preformatted_20_Text">echo "# Wait for everyone to register on the fabric" &gt;&gt; $hostnames.fil</text:p>
      <text:p text:style-name="Preformatted_20_Text">echo "sync_wait://ready.${hostnames}.fabric" &gt;&gt; $hostnames.fil</text:p>
      <text:p text:style-name="Preformatted_20_Text">echo "" &gt;&gt; $hostnames.fil</text:p>
      <text:p text:style-name="Preformatted_20_Text">echo "# Now create everything needed by each host" &gt;&gt; $hostnames.fil</text:p>
      <text:p text:style-name="Preformatted_20_Text"/>
      <text:p text:style-name="Preformatted_20_Text"># At this point in the scripts everyone is on the FusionIPC fabric with their names</text:p>
      <text:p text:style-name="Preformatted_20_Text"># So now continue master script to create all SMBs, binds and transfers</text:p>
      <text:p text:style-name="Preformatted_20_Text"/>
      <text:p text:style-name="Preformatted_20_Text">host=0</text:p>
      <text:p text:style-name="Preformatted_20_Text">while [ $host -lt ${#hosts[*]} ]; do</text:p>
      <text:p text:style-name="Preformatted_20_Text"><text:tab/>echo "" &gt;&gt; ${hostnames}.fil</text:p>
      <text:p text:style-name="Preformatted_20_Text"><text:tab/>echo "# Create xfer engine, smbs and binds for ${hostnames[$host]}" &gt;&gt; ${hostnames}.fil</text:p>
      <text:p text:style-name="Preformatted_20_Text"><text:tab/>echo "xfer_create://xfer.${hostnames[$host]}.fabric" &gt;&gt; ${hostnames}.fil</text:p>
      <text:p text:style-name="Preformatted_20_Text"><text:tab/>echo "smb_create://${hostnames[$host]}_in.${hostnames[$host]}.fabric:4000" &gt;&gt; ${hostnames}.fil</text:p>
      <text:p text:style-name="Preformatted_20_Text"><text:tab/>echo "smb_create://${hostnames[$host]}_out.${hostnames[$host]}.fabric:4000" &gt;&gt; ${hostnames}.fil</text:p>
      <text:p text:style-name="Preformatted_20_Text"><text:tab/>if [ $host -gt 0 ] ; then</text:p>
      <text:p text:style-name="Preformatted_20_Text"><text:tab/> <text:s text:c="3"/>echo "smb_create://${hostnames[$host]}_in.${hostnames}.fabric:4000" &gt;&gt; ${hostnames}.fil</text:p>
      <text:p text:style-name="Preformatted_20_Text"><text:tab/> <text:s text:c="3"/>echo "smb_create://${hostnames[$host]}_out.${hostnames}.fabric:4000" &gt;&gt; ${hostnames}.fil</text:p>
      <text:p text:style-name="Preformatted_20_Text"><text:tab/>fi</text:p>
      <text:p text:style-name="Preformatted_20_Text"><text:tab/>echo "bind_create://xfer.${hostnames}.fabric:4000/${hostnames[$host]}_in.${hostnames[$host]}.fabric?event_name(go)=${hostnames[$host]}_out.${hostnames}.fabric?event_name(go)" &gt;&gt; ${hostnames}.fil</text:p>
      <text:p text:style-name="Preformatted_20_Text"><text:tab/>if [ $host -gt 0 ] ; then</text:p>
      <text:p text:style-name="Preformatted_20_Text"><text:tab/> <text:s text:c="3"/>echo "bind_create://xfer.${hostnames[$host]}.fabric:4000/${hostnames[$host]}_in.${hostnames}.fabric?event_name(go)=${hostnames[$host]}_out.${hostnames[$host]}.fabric?event_name(go)" &gt;&gt; ${hostnames}.fil</text:p>
      <text:p text:style-name="Preformatted_20_Text"><text:tab/>fi</text:p>
      <text:p text:style-name="Preformatted_20_Text"><text:tab/>host=$[ host + 1 ]</text:p>
      <text:p text:style-name="Preformatted_20_Text">done</text:p>
      <text:p text:style-name="Preformatted_20_Text"/>
      <text:p text:style-name="Preformatted_20_Text"># Now everything is in place for the hosts to continue their scripts to use</text:p>
      <text:p text:style-name="Preformatted_20_Text"># the events and smb's to create their maps and pipes. So have the master</text:p>
      <text:p text:style-name="Preformatted_20_Text"># release the sync.</text:p>
      <text:p text:style-name="Preformatted_20_Text">echo "" &gt;&gt; $hostnames.fil</text:p>
      <text:p text:style-name="Preformatted_20_Text">echo "# Now tell everyone we are done and they can continue" &gt;&gt; $hostnames.fil</text:p>
      <text:p text:style-name="Preformatted_20_Text">echo "sync_wait://go.${hostnames}.fabric" &gt;&gt; $hostnames.fil</text:p>
      <text:p text:style-name="Preformatted_20_Text"/>
      <text:p text:style-name="Preformatted_20_Text"># Now continue hosts scripts to map their SMBs, find their events and run their</text:p>
      <text:p text:style-name="Preformatted_20_Text"># pipes.</text:p>
      <text:p text:style-name="Preformatted_20_Text"/>
      <text:p text:style-name="Preformatted_20_Text">host=1</text:p>
      <text:p text:style-name="Preformatted_20_Text">while [ $host -lt ${#hosts[*]} ]; do</text:p>
      <text:p text:style-name="Preformatted_20_Text"><text:tab/>echo "" &gt;&gt; $hostnames.fil</text:p>
      <text:p text:style-name="Preformatted_20_Text"><text:tab/>echo "# Mmap ${hostnames[$host]}'s buffers" &gt;&gt; $hostnames.fil</text:p>
      <text:p text:style-name="Preformatted_20_Text"><text:tab/>echo "mmap_create://${hostnames[$host]}_in.$hostnames.fabric?map_name(${hostnames[$host]}_in)" &gt;&gt; $hostnames.fil</text:p>
      <text:p text:style-name="Preformatted_20_Text"><text:tab/>echo "mmap_create://${hostnames[$host]}_out.$hostnames.fabric?map_name(${hostnames[$host]}_out)" &gt;&gt; $hostnames.fil</text:p>
      <text:p text:style-name="Preformatted_20_Text"/>
      <text:p text:style-name="Preformatted_20_Text"><text:tab/>echo "" &gt;&gt; ${hostnames[$host]}.fil</text:p>
      <text:p text:style-name="Preformatted_20_Text"><text:tab/>echo "# Mmap our buffers" &gt;&gt; ${hostnames[$host]}.fil</text:p>
      <text:p text:style-name="Preformatted_20_Text"><text:tab/>echo "mmap_create://${hostnames[$host]}_in.${hostnames[$host]}.fabric?map_name(${hostnames[$host]}_in)" &gt;&gt; ${hostnames[$host]}.fil</text:p>
      <text:p text:style-name="Preformatted_20_Text"><text:tab/>echo "mmap_create://${hostnames[$host]}_out.${hostnames[$host]}.fabric?map_name(${hostnames[$host]}_out)" &gt;&gt; ${hostnames[$host]}.fil</text:p>
      <text:p text:style-name="Preformatted_20_Text"><text:tab/>echo "" &gt;&gt; ${hostnames[$host]}.fil</text:p>
      <text:p text:style-name="Preformatted_20_Text"><text:tab/>echo "# Find our events" &gt;&gt; ${hostnames[$host]}.fil</text:p>
      <text:p text:style-name="Preformatted_20_Text"><text:tab/>echo "event_find://go.${hostnames[$host]}.fabric" &gt;&gt; ${hostnames[$host]}.fil</text:p>
      <text:p text:style-name="Preformatted_20_Text"><text:tab/>if [ "x$dopipe" = "xyes" ] ; then</text:p>
      <text:p text:style-name="Preformatted_20_Text"><text:tab/> <text:s text:c="3"/>echo "" &gt;&gt; ${hostnames[$host]}.fil</text:p>
      <text:p text:style-name="Preformatted_20_Text"><text:tab/> <text:s text:c="3"/>echo "# Do our pipe" &gt;&gt; ${hostnames[$host]}.fil</text:p>
      <text:p text:style-name="Preformatted_20_Text"><text:tab/> <text:s text:c="3"/>echo "pipe://${hostnames[$host]}_in&lt;copy(go.${hostnames[$host]}.fabric)&gt;${hostnames[$host]}_out" &gt;&gt; ${hostnames[$host]}.fil</text:p>
      <text:p text:style-name="Preformatted_20_Text"><text:tab/>fi</text:p>
      <text:p text:style-name="Preformatted_20_Text"><text:tab/>if [ "x$dounixpipe" = "xyes" ] ; then</text:p>
      <text:p text:style-name="Preformatted_20_Text"><text:tab/> <text:s text:c="3"/>echo "" &gt;&gt; ${hostnames[$host]}.fil</text:p>
      <text:p text:style-name="Preformatted_20_Text"><text:tab/> <text:s text:c="3"/>echo "# Do our pipe" &gt;&gt; ${hostnames[$host]}.fil</text:p>
      <text:p text:style-name="Preformatted_20_Text"><text:tab/> <text:s text:c="3"/>echo "unix_pipe://copy go.${hostnames[$host]}.fabric &lt;${hostnames[$host]}_in &gt;${hostnames[$host]}_out" &gt;&gt; ${hostnames[$host]}.fil</text:p>
      <text:p text:style-name="Preformatted_20_Text"><text:tab/>fi</text:p>
      <text:p text:style-name="Preformatted_20_Text"><text:tab/>host=$[ host + 1 ]</text:p>
      <text:p text:style-name="Preformatted_20_Text">done</text:p>
      <text:p text:style-name="Preformatted_20_Text"/>
      <text:p text:style-name="Preformatted_20_Text">echo "" &gt;&gt; ${hostnames}.fil</text:p>
      <text:p text:style-name="Preformatted_20_Text">echo "# Mmap our buffers" &gt;&gt; ${hostnames}.fil</text:p>
      <text:p text:style-name="Preformatted_20_Text">echo "mmap_create://${hostnames}_in.${hostnames}.fabric?map_name(${hostnames}_in)" &gt;&gt; ${hostnames}.fil</text:p>
      <text:p text:style-name="Preformatted_20_Text">echo "mmap_create://${hostnames}_out.${hostnames}.fabric?map_name(${hostnames}_out)" &gt;&gt; ${hostnames}.fil</text:p>
      <text:p text:style-name="Preformatted_20_Text">echo "" &gt;&gt; ${hostnames}.fil</text:p>
      <text:p text:style-name="Preformatted_20_Text">echo "# Find our event" &gt;&gt; ${hostnames}.fil</text:p>
      <text:p text:style-name="Preformatted_20_Text">echo "event_find://go.${hostnames}.fabric" &gt;&gt; ${hostnames}.fil</text:p>
      <text:p text:style-name="Preformatted_20_Text"># Now the piece de la resistance...</text:p>
      <text:p text:style-name="Preformatted_20_Text">if [ "x$dopipe" = "xyes" ] ; then</text:p>
      <text:p text:style-name="Preformatted_20_Text"><text:s text:c="4"/>outnamea=(${hostnames[*]/%/_out})</text:p>
      <text:p text:style-name="Preformatted_20_Text"><text:s text:c="4"/>outnames=${outnamea[*]/#/&gt;}</text:p>
      <text:p text:style-name="Preformatted_20_Text"><text:s text:c="4"/>innamea=(${hostnames[*]/%/_in})</text:p>
      <text:p text:style-name="Preformatted_20_Text"><text:s text:c="4"/>innames=${innamea[*]/%/&lt;}</text:p>
      <text:p text:style-name="Preformatted_20_Text"><text:s text:c="4"/>echo "" &gt;&gt; ${hostnames}.fil</text:p>
      <text:p text:style-name="Preformatted_20_Text"><text:s text:c="4"/>echo "# Do our pipe" &gt;&gt; ${hostnames}.fil</text:p>
      <text:p text:style-name="Preformatted_20_Text"><text:s text:c="4"/>echo "pipe://${innames// /}copy(go.$hostnames.fabric)${outnames// /}" &gt;&gt; $hostnames.fil</text:p>
      <text:p text:style-name="Preformatted_20_Text">fi</text:p>
      <text:p text:style-name="Preformatted_20_Text">if [ "x$dounixpipe" = "xyes" ] ; then</text:p>
      <text:p text:style-name="Preformatted_20_Text"><text:s text:c="4"/>outnamea=(${hostnames[*]/%/_out})</text:p>
      <text:p text:style-name="Preformatted_20_Text"><text:s text:c="4"/>innamea=(${hostnames[*]/%/_in})</text:p>
      <text:p text:style-name="Preformatted_20_Text"><text:s text:c="4"/>echo "" &gt;&gt; ${hostnames}.fil</text:p>
      <text:p text:style-name="Preformatted_20_Text"><text:s text:c="4"/>echo "# Do our pipe" &gt;&gt; ${hostnames}.fil</text:p>
      <text:p text:style-name="Preformatted_20_Text"><text:s text:c="4"/>echo "unix_pipe://copy go.$hostnames.fabric ${innamea[*]/#/&lt;} ${outnamea[*]/#/&gt;}" &gt;&gt; $hostnames.fil</text:p>
      <text:p text:style-name="Preformatted_20_Text">fi</text:p>
      <text:p text:style-name="Preformatted_20_Text"/>
      <text:p text:style-name="Preformatted_20_Text"># Now distribte the host script files to each host in turn and run it there.</text:p>
      <text:p text:style-name="Preformatted_20_Text">host=0</text:p>
      <text:p text:style-name="Preformatted_20_Text">while [ $host -lt ${#hosts[*]} ]; do</text:p>
      <text:p text:style-name="Preformatted_20_Text"><text:tab/>if [ "x$dodist" = "xyes" ] ; then</text:p>
      <text:p text:style-name="Preformatted_20_Text"><text:tab/> <text:s text:c="3"/>scp "${hostnames[$host]}.fil" "${user[$host]}@${hosts[$host]}:${hostnames[$host]}.fil"</text:p>
      <text:p text:style-name="Preformatted_20_Text"><text:tab/>fi</text:p>
      <text:p text:style-name="Preformatted_20_Text"><text:tab/># This will need to run as background cos it sync_waits</text:p>
      <text:p text:style-name="Preformatted_20_Text"><text:tab/>if [ "x$doexec" = "xyes" ] ; then</text:p>
      <text:p text:style-name="Preformatted_20_Text"><text:tab/> <text:s text:c="3"/>xterm -e ssh ${user[$host]}@${hosts[$host]} "frmwrk -f ${hostnames[$host]}.fil ; bash -i" &amp;</text:p>
      <text:p text:style-name="Preformatted_20_Text"><text:tab/>fi</text:p>
      <text:p text:style-name="Preformatted_20_Text"><text:tab/>host=$[ host + 1 ]</text:p>
      <text:p text:style-name="Preformatted_20_Text">done</text:p>
      <text:h text:style-name="Heading_20_1" text:outline-level="1">The Master Framework Script</text:h>
      <text:p text:style-name="Text_20_body">This is the master framework script produced by the above ghd script. This script is called eightsix.fil as the IP address ends in 86. Note that the ghd script very generously comments the scripts it produces.</text:p>
      <text:p text:style-name="Preformatted_20_Text"># Build the host name tables</text:p>
      <text:p text:style-name="Preformatted_20_Text">location_create://fabric#1:1?default_ops(private),fabric_name(vfi_fabric_rionet),dma_name(vfi_dma_rio)</text:p>
      <text:p text:style-name="Preformatted_20_Text">location_create://eightsix.fabric#1:1?default_ops(private)</text:p>
      <text:p text:style-name="Preformatted_20_Text">location_create://oneoeight.fabric#2?default_ops(public)</text:p>
      <text:p text:style-name="Preformatted_20_Text"/>
      <text:p text:style-name="Preformatted_20_Text"># Create the sync points we will need</text:p>
      <text:p text:style-name="Preformatted_20_Text">sync_create://go.eightsix.fabric#2</text:p>
      <text:p text:style-name="Preformatted_20_Text">sync_create://ready.eightsix.fabric#2</text:p>
      <text:p text:style-name="Preformatted_20_Text"/>
      <text:p text:style-name="Preformatted_20_Text"># Wait for everyone to register on the fabric</text:p>
      <text:p text:style-name="Preformatted_20_Text">sync_wait://ready.eightsix.fabric</text:p>
      <text:p text:style-name="Preformatted_20_Text"/>
      <text:p text:style-name="Preformatted_20_Text"># Now create everything needed by each host</text:p>
      <text:p text:style-name="Preformatted_20_Text"/>
      <text:p text:style-name="Preformatted_20_Text"># Create xfer engine, smbs and binds for eightsix</text:p>
      <text:p text:style-name="Preformatted_20_Text">xfer_create://xfer.eightsix.fabric</text:p>
      <text:p text:style-name="Preformatted_20_Text">smb_create://eightsix_in.eightsix.fabric:4000</text:p>
      <text:p text:style-name="Preformatted_20_Text">smb_create://eightsix_out.eightsix.fabric:4000</text:p>
      <text:p text:style-name="Preformatted_20_Text">bind_create://xfer.eightsix.fabric:4000/eightsix_in.eightsix.fabric?event_name(go)=eightsix_out.eightsix.fabric?event_name(go)</text:p>
      <text:p text:style-name="Preformatted_20_Text"/>
      <text:p text:style-name="Preformatted_20_Text"># Create xfer engine, smbs and binds for oneoeight</text:p>
      <text:p text:style-name="Preformatted_20_Text">xfer_create://xfer.oneoeight.fabric</text:p>
      <text:p text:style-name="Preformatted_20_Text">smb_create://oneoeight_in.oneoeight.fabric:4000</text:p>
      <text:p text:style-name="Preformatted_20_Text">smb_create://oneoeight_out.oneoeight.fabric:4000</text:p>
      <text:p text:style-name="Preformatted_20_Text">smb_create://oneoeight_in.eightsix.fabric:4000</text:p>
      <text:p text:style-name="Preformatted_20_Text">smb_create://oneoeight_out.eightsix.fabric:4000</text:p>
      <text:p text:style-name="Preformatted_20_Text">bind_create://xfer.eightsix.fabric:4000/oneoeight_in.oneoeight.fabric?event_name(go)=oneoeight_out.eightsix.fabric?event_name(go)</text:p>
      <text:p text:style-name="Preformatted_20_Text">bind_create://xfer.oneoeight.fabric:4000/oneoeight_in.eightsix.fabric?event_name(go)=oneoeight_out.oneoeight.fabric?event_name(go)</text:p>
      <text:p text:style-name="Preformatted_20_Text"/>
      <text:p text:style-name="Preformatted_20_Text"># Now tell everyone we are done and they can continue</text:p>
      <text:p text:style-name="Preformatted_20_Text">sync_wait://go.eightsix.fabric</text:p>
      <text:p text:style-name="Preformatted_20_Text"/>
      <text:p text:style-name="Preformatted_20_Text"># Mmap oneoeight's buffers</text:p>
      <text:p text:style-name="Preformatted_20_Text">mmap_create://oneoeight_in.eightsix.fabric?map_name(oneoeight_in)</text:p>
      <text:p text:style-name="Preformatted_20_Text">mmap_create://oneoeight_out.eightsix.fabric?map_name(oneoeight_out)</text:p>
      <text:p text:style-name="Preformatted_20_Text"/>
      <text:p text:style-name="Preformatted_20_Text"># Mmap our buffers</text:p>
      <text:p text:style-name="Preformatted_20_Text">mmap_create://eightsix_in.eightsix.fabric?map_name(eightsix_in)</text:p>
      <text:p text:style-name="Preformatted_20_Text">mmap_create://eightsix_out.eightsix.fabric?map_name(eightsix_out)</text:p>
      <text:p text:style-name="Preformatted_20_Text"/>
      <text:p text:style-name="Preformatted_20_Text"># Find our event</text:p>
      <text:p text:style-name="Preformatted_20_Text">event_find://go.eightsix.fabric</text:p>
      <text:p text:style-name="Preformatted_20_Text"/>
      <text:p text:style-name="Preformatted_20_Text"># Do our pipe</text:p>
      <text:p text:style-name="Preformatted_20_Text">unix_pipe://copy go.eightsix.fabric &lt;eightsix_in &lt;oneoeight_in &gt;eightsix_out &gt;oneoeight_out</text:p>
      <text:p text:style-name="Text_20_body">This being the master script is the most complex.</text:p>
      <text:h text:style-name="Heading_20_1" text:outline-level="1">A sample node script</text:h>
      <text:p text:style-name="Text_20_body">We present here just one of the other scripts produced for the rest of the listed nodes which are essentially identical in form with only the names changing. This is the oneoeight.fil (one oh eight because the IP address ends in 108).</text:p>
      <text:p text:style-name="Preformatted_20_Text"># Register ourselves on the fabric</text:p>
      <text:p text:style-name="Preformatted_20_Text">location_find://fabric?default_ops(public),fabric_name(vfi_fabric_rionet),dma_name(vfi_dma_rio),wait</text:p>
      <text:p text:style-name="Preformatted_20_Text">location_find://oneoeight.fabric?wait</text:p>
      <text:p text:style-name="Preformatted_20_Text"/>
      <text:p text:style-name="Preformatted_20_Text"># Tell eightsix we are ready</text:p>
      <text:p text:style-name="Preformatted_20_Text">sync_wait://ready.eightsix.fabric?wait</text:p>
      <text:p text:style-name="Preformatted_20_Text"/>
      <text:p text:style-name="Preformatted_20_Text"># Wait till eightsix has created everything for us</text:p>
      <text:p text:style-name="Preformatted_20_Text">sync_wait://go.eightsix.fabric?wait</text:p>
      <text:p text:style-name="Preformatted_20_Text"/>
      <text:p text:style-name="Preformatted_20_Text"># Mmap our buffers</text:p>
      <text:p text:style-name="Preformatted_20_Text">mmap_create://oneoeight_in.oneoeight.fabric?map_name(oneoeight_in)</text:p>
      <text:p text:style-name="Preformatted_20_Text">mmap_create://oneoeight_out.oneoeight.fabric?map_name(oneoeight_out)</text:p>
      <text:p text:style-name="Preformatted_20_Text"/>
      <text:p text:style-name="Preformatted_20_Text"># Find our events</text:p>
      <text:p text:style-name="Preformatted_20_Text">event_find://go.oneoeight.fabric</text:p>
      <text:p text:style-name="Preformatted_20_Text"/>
      <text:p text:style-name="Preformatted_20_Text"># Do our pipe</text:p>
      <text:p text:style-name="Preformatted_20_Text">unix_pipe://copy go.oneoeight.fabric &lt;oneoeight_in &gt;oneoeight_o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padding="0in" fo:border-left="none" fo:border-right="none" fo:border-top="0.0008in solid #000000" fo:border-bottom="none" style:shadow="none"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master-page-name="">
      <style:paragraph-properties fo:margin-left="0.25in" fo:margin-right="0in" fo:margin-top="0in" fo:margin-bottom="0in" fo:text-indent="0in" style:auto-text-indent="false" fo:background-color="transparent" fo:padding="0.0201in" fo:border="0.0008in solid #000000" style:shadow="#808080 0.0701in 0.0701in">
        <style:tab-stops/>
        <style:background-image/>
      </style:paragraph-properties>
      <style:text-properties style:font-name="Courier New" fo:font-size="8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metro<text:tab/>GHD Script<text:tab/><text:modification-date style:data-style-name="N37">08/26/08</text:modification-date></text:p>
      </style:header>
      <style:footer>
        <text:p text:style-name="Footer"><text:tab/><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hil Terry</meta:initial-creator>
    <meta:creation-date>2008-07-26T20:04:14</meta:creation-date>
    <dc:creator>Phil Terry</dc:creator>
    <dc:date>2008-08-26T11:51:46</dc:date>
    <dc:language>en-US</dc:language>
    <meta:editing-cycles>8</meta:editing-cycles>
    <meta:editing-duration>PT1H6M28S</meta:editing-duration>
    <meta:user-defined meta:name="Info 1"/>
    <meta:user-defined meta:name="Info 2"/>
    <meta:user-defined meta:name="Info 3"/>
    <meta:user-defined meta:name="Info 4"/>
    <meta:document-statistic meta:table-count="0" meta:image-count="0" meta:object-count="0" meta:page-count="7" meta:paragraph-count="250" meta:word-count="2120" meta:character-count="14593"/>
  </office:meta>
</office:document-meta>
</file>